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tyle="italic" style:text-underline-style="none"/>
    </style:style>
    <style:style style:name="P3" style:family="paragraph" style:parent-style-name="Standard">
      <style:text-properties fo:font-style="normal" style:text-underline-style="none" style:font-style-asian="normal" style:font-style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color="#800000" style:text-underline-style="none"/>
    </style:style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Text_20_body">
      <style:paragraph-properties fo:margin-top="0in" fo:margin-bottom="0in" fo:text-align="center" style:justify-single-word="false"/>
      <style:text-properties fo:color="#990000" fo:font-size="12pt" fo:font-weight="bold"/>
    </style:style>
    <style:style style:name="P8" style:family="paragraph" style:parent-style-name="Text_20_body">
      <style:paragraph-properties fo:margin-top="0in" fo:margin-bottom="0in" fo:text-align="center" style:justify-single-word="false"/>
    </style:style>
    <style:style style:name="P9" style:family="paragraph" style:parent-style-name="Text_20_body">
      <style:paragraph-properties fo:margin-top="0in" fo:margin-bottom="0in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none"/>
    </style:style>
    <style:style style:name="P11" style:family="paragraph" style:parent-style-name="Text_20_body" style:list-style-name="L3">
      <style:text-properties fo:color="#00b8ff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>
      <style:text-properties fo:font-weight="bold" style:font-weight-asian="bold" style:font-weight-complex="bold"/>
    </style:style>
    <style:style style:name="P15" style:family="paragraph" style:parent-style-name="Text_20_body" style:list-style-name="L17">
      <style:text-properties fo:font-weight="bold" style:font-weight-asian="bold" style:font-weight-complex="bold"/>
    </style:style>
    <style:style style:name="P16" style:family="paragraph" style:parent-style-name="Text_20_body" style:list-style-name="L27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 style:list-style-name="L8"/>
    <style:style style:name="P18" style:family="paragraph" style:parent-style-name="Text_20_body">
      <style:text-properties fo:color="#0000ff"/>
    </style:style>
    <style:style style:name="P19" style:family="paragraph" style:parent-style-name="Text_20_body" style:list-style-name="L9">
      <style:text-properties fo:color="#0000ff"/>
    </style:style>
    <style:style style:name="P20" style:family="paragraph" style:parent-style-name="Text_20_body" style:list-style-name="L10">
      <style:text-properties fo:color="#0000ff"/>
    </style:style>
    <style:style style:name="P21" style:family="paragraph" style:parent-style-name="Text_20_body" style:list-style-name="L11">
      <style:text-properties fo:color="#0000ff"/>
    </style:style>
    <style:style style:name="P22" style:family="paragraph" style:parent-style-name="Text_20_body" style:list-style-name="L12">
      <style:text-properties fo:color="#0000ff"/>
    </style:style>
    <style:style style:name="P23" style:family="paragraph" style:parent-style-name="Text_20_body" style:list-style-name="L13">
      <style:text-properties fo:color="#0000ff"/>
    </style:style>
    <style:style style:name="P24" style:family="paragraph" style:parent-style-name="Text_20_body" style:list-style-name="L14">
      <style:text-properties fo:color="#0000ff"/>
    </style:style>
    <style:style style:name="P25" style:family="paragraph" style:parent-style-name="Text_20_body" style:list-style-name="L15">
      <style:text-properties fo:color="#0000ff"/>
    </style:style>
    <style:style style:name="P26" style:family="paragraph" style:parent-style-name="Text_20_body" style:list-style-name="L16">
      <style:text-properties fo:color="#0000ff"/>
    </style:style>
    <style:style style:name="P27" style:family="paragraph" style:parent-style-name="Text_20_body" style:list-style-name="L18">
      <style:text-properties fo:color="#0000ff"/>
    </style:style>
    <style:style style:name="P28" style:family="paragraph" style:parent-style-name="Text_20_body" style:list-style-name="L19">
      <style:text-properties fo:color="#0000ff"/>
    </style:style>
    <style:style style:name="P29" style:family="paragraph" style:parent-style-name="Text_20_body" style:list-style-name="L20">
      <style:text-properties fo:color="#0000ff"/>
    </style:style>
    <style:style style:name="P30" style:family="paragraph" style:parent-style-name="Text_20_body" style:list-style-name="L21">
      <style:text-properties fo:color="#0000ff"/>
    </style:style>
    <style:style style:name="P31" style:family="paragraph" style:parent-style-name="Text_20_body" style:list-style-name="L22">
      <style:text-properties fo:color="#0000ff"/>
    </style:style>
    <style:style style:name="P32" style:family="paragraph" style:parent-style-name="Text_20_body" style:list-style-name="L23">
      <style:text-properties fo:color="#0000ff"/>
    </style:style>
    <style:style style:name="P33" style:family="paragraph" style:parent-style-name="Text_20_body" style:list-style-name="L24">
      <style:text-properties fo:color="#0000ff"/>
    </style:style>
    <style:style style:name="P34" style:family="paragraph" style:parent-style-name="Text_20_body" style:list-style-name="L25">
      <style:text-properties fo:color="#0000ff"/>
    </style:style>
    <style:style style:name="P35" style:family="paragraph" style:parent-style-name="Text_20_body" style:list-style-name="L17"/>
    <style:style style:name="P36" style:family="paragraph" style:parent-style-name="Text_20_body">
      <style:text-properties fo:font-weight="normal" style:font-weight-asian="normal" style:font-weight-complex="normal"/>
    </style:style>
    <style:style style:name="P37" style:family="paragraph" style:parent-style-name="Text_20_body" style:list-style-name="L2">
      <style:paragraph-properties fo:margin-top="0in" fo:margin-bottom="0in"/>
      <style:text-properties fo:font-weight="bold" style:font-weight-asian="bold" style:font-weight-complex="bold"/>
    </style:style>
    <style:style style:name="P38" style:family="paragraph" style:parent-style-name="Text_20_body" style:list-style-name="L3">
      <style:paragraph-properties fo:margin-top="0in" fo:margin-bottom="0in"/>
      <style:text-properties fo:font-weight="bold" style:font-weight-asian="bold" style:font-weight-complex="bold"/>
    </style:style>
    <style:style style:name="P39" style:family="paragraph" style:parent-style-name="Text_20_body" style:list-style-name="L4">
      <style:paragraph-properties fo:margin-top="0in" fo:margin-bottom="0in"/>
      <style:text-properties fo:font-weight="bold" style:font-weight-asian="bold" style:font-weight-complex="bold"/>
    </style:style>
    <style:style style:name="P40" style:family="paragraph" style:parent-style-name="Text_20_body" style:list-style-name="L5">
      <style:paragraph-properties fo:margin-top="0in" fo:margin-bottom="0in"/>
      <style:text-properties fo:font-weight="bold" style:font-weight-asian="bold" style:font-weight-complex="bold"/>
    </style:style>
    <style:style style:name="P41" style:family="paragraph" style:parent-style-name="Text_20_body" style:list-style-name="L7">
      <style:paragraph-properties fo:margin-top="0in" fo:margin-bottom="0in"/>
      <style:text-properties fo:font-weight="bold" style:font-weight-asian="bold" style:font-weight-complex="bold"/>
    </style:style>
    <style:style style:name="P42" style:family="paragraph" style:parent-style-name="Text_20_body" style:list-style-name="L3">
      <style:paragraph-properties fo:margin-top="0in" fo:margin-bottom="0in"/>
      <style:text-properties fo:color="#0000ff"/>
    </style:style>
    <style:style style:name="P43" style:family="paragraph" style:parent-style-name="Text_20_body" style:list-style-name="L9">
      <style:paragraph-properties fo:margin-top="0in" fo:margin-bottom="0in"/>
      <style:text-properties fo:color="#0000ff"/>
    </style:style>
    <style:style style:name="P44" style:family="paragraph" style:parent-style-name="Text_20_body" style:list-style-name="L10">
      <style:paragraph-properties fo:margin-top="0in" fo:margin-bottom="0in"/>
      <style:text-properties fo:color="#0000ff"/>
    </style:style>
    <style:style style:name="P45" style:family="paragraph" style:parent-style-name="Text_20_body" style:list-style-name="L11">
      <style:paragraph-properties fo:margin-top="0in" fo:margin-bottom="0in"/>
      <style:text-properties fo:color="#0000ff"/>
    </style:style>
    <style:style style:name="P46" style:family="paragraph" style:parent-style-name="Text_20_body" style:list-style-name="L12">
      <style:paragraph-properties fo:margin-top="0in" fo:margin-bottom="0in"/>
      <style:text-properties fo:color="#0000ff"/>
    </style:style>
    <style:style style:name="P47" style:family="paragraph" style:parent-style-name="Text_20_body" style:list-style-name="L13">
      <style:paragraph-properties fo:margin-top="0in" fo:margin-bottom="0in"/>
      <style:text-properties fo:color="#0000ff"/>
    </style:style>
    <style:style style:name="P48" style:family="paragraph" style:parent-style-name="Text_20_body" style:list-style-name="L14">
      <style:paragraph-properties fo:margin-top="0in" fo:margin-bottom="0in"/>
      <style:text-properties fo:color="#0000ff"/>
    </style:style>
    <style:style style:name="P49" style:family="paragraph" style:parent-style-name="Text_20_body" style:list-style-name="L15">
      <style:paragraph-properties fo:margin-top="0in" fo:margin-bottom="0in"/>
      <style:text-properties fo:color="#0000ff"/>
    </style:style>
    <style:style style:name="P50" style:family="paragraph" style:parent-style-name="Text_20_body" style:list-style-name="L16">
      <style:paragraph-properties fo:margin-top="0in" fo:margin-bottom="0in"/>
      <style:text-properties fo:color="#0000ff"/>
    </style:style>
    <style:style style:name="P51" style:family="paragraph" style:parent-style-name="Text_20_body" style:list-style-name="L18">
      <style:paragraph-properties fo:margin-top="0in" fo:margin-bottom="0in"/>
      <style:text-properties fo:color="#0000ff"/>
    </style:style>
    <style:style style:name="P52" style:family="paragraph" style:parent-style-name="Text_20_body" style:list-style-name="L19">
      <style:paragraph-properties fo:margin-top="0in" fo:margin-bottom="0in"/>
      <style:text-properties fo:color="#0000ff"/>
    </style:style>
    <style:style style:name="P53" style:family="paragraph" style:parent-style-name="Text_20_body" style:list-style-name="L20">
      <style:paragraph-properties fo:margin-top="0in" fo:margin-bottom="0in"/>
      <style:text-properties fo:color="#0000ff"/>
    </style:style>
    <style:style style:name="P54" style:family="paragraph" style:parent-style-name="Text_20_body" style:list-style-name="L21">
      <style:paragraph-properties fo:margin-top="0in" fo:margin-bottom="0in"/>
      <style:text-properties fo:color="#0000ff"/>
    </style:style>
    <style:style style:name="P55" style:family="paragraph" style:parent-style-name="Text_20_body" style:list-style-name="L22">
      <style:paragraph-properties fo:margin-top="0in" fo:margin-bottom="0in"/>
      <style:text-properties fo:color="#0000ff"/>
    </style:style>
    <style:style style:name="P56" style:family="paragraph" style:parent-style-name="Text_20_body" style:list-style-name="L23">
      <style:paragraph-properties fo:margin-top="0in" fo:margin-bottom="0in"/>
      <style:text-properties fo:color="#0000ff"/>
    </style:style>
    <style:style style:name="P57" style:family="paragraph" style:parent-style-name="Text_20_body" style:list-style-name="L24">
      <style:paragraph-properties fo:margin-top="0in" fo:margin-bottom="0in"/>
      <style:text-properties fo:color="#0000ff"/>
    </style:style>
    <style:style style:name="P58" style:family="paragraph" style:parent-style-name="Text_20_body" style:list-style-name="L25">
      <style:paragraph-properties fo:margin-top="0in" fo:margin-bottom="0in"/>
      <style:text-properties fo:color="#0000ff"/>
    </style:style>
    <style:style style:name="P59" style:family="paragraph" style:parent-style-name="Text_20_body" style:list-style-name="L3">
      <style:paragraph-properties fo:margin-top="0in" fo:margin-bottom="0in"/>
      <style:text-properties fo:color="#00b8ff"/>
    </style:style>
    <style:style style:name="P60" style:family="paragraph" style:parent-style-name="Text_20_body" style:list-style-name="L4">
      <style:paragraph-properties fo:margin-top="0in" fo:margin-bottom="0in"/>
    </style:style>
    <style:style style:name="P61" style:family="paragraph" style:parent-style-name="Text_20_body" style:list-style-name="L6">
      <style:paragraph-properties fo:margin-top="0in" fo:margin-bottom="0in"/>
    </style:style>
    <style:style style:name="P62" style:family="paragraph" style:parent-style-name="Text_20_body" style:list-style-name="L7">
      <style:paragraph-properties fo:margin-top="0in" fo:margin-bottom="0in"/>
    </style:style>
    <style:style style:name="P63" style:family="paragraph" style:parent-style-name="Text_20_body" style:list-style-name="L10">
      <style:paragraph-properties fo:margin-top="0in" fo:margin-bottom="0in"/>
    </style:style>
    <style:style style:name="P64" style:family="paragraph" style:parent-style-name="Text_20_body" style:list-style-name="L12">
      <style:paragraph-properties fo:margin-top="0in" fo:margin-bottom="0in"/>
      <style:text-properties fo:color="#000000"/>
    </style:style>
    <style:style style:name="P65" style:family="paragraph" style:parent-style-name="Text_20_body">
      <style:paragraph-properties fo:margin-top="0in" fo:margin-bottom="0in" fo:text-align="center" style:justify-single-word="false"/>
      <style:text-properties fo:color="#000000" fo:font-size="12pt" fo:font-weight="bold"/>
    </style:style>
    <style:style style:name="P66" style:family="paragraph" style:parent-style-name="Text_20_body" style:list-style-name="L17">
      <style:paragraph-properties fo:margin-top="0in" fo:margin-bottom="0in"/>
    </style:style>
    <style:style style:name="P67" style:family="paragraph" style:parent-style-name="Text_20_body" style:list-style-name="L19">
      <style:paragraph-properties fo:margin-top="0in" fo:margin-bottom="0in"/>
    </style:style>
    <style:style style:name="P68" style:family="paragraph" style:parent-style-name="Text_20_body" style:list-style-name="L9">
      <style:paragraph-properties fo:margin-top="0in" fo:margin-bottom="0in"/>
    </style:style>
    <style:style style:name="P69" style:family="paragraph" style:parent-style-name="Text_20_body" style:list-style-name="L22">
      <style:paragraph-properties fo:margin-top="0in" fo:margin-bottom="0in"/>
    </style:style>
    <style:style style:name="P70" style:family="paragraph" style:parent-style-name="Standard" style:list-style-name="L1">
      <style:text-properties fo:color="#c5000b" style:text-underline-style="none" fo:font-weight="normal" style:font-weight-asian="normal" style:font-weight-complex="normal"/>
    </style:style>
    <style:style style:name="P71" style:family="paragraph" style:parent-style-name="Standard">
      <style:text-properties fo:font-style="italic" style:text-underline-style="none" style:font-style-asian="italic" style:font-style-complex="italic"/>
    </style:style>
    <style:style style:name="P72" style:family="paragraph" style:parent-style-name="Standard" style:list-style-name="L1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color="#0000ff"/>
    </style:style>
    <style:style style:name="T4" style:family="text">
      <style:text-properties fo:color="#9966cc"/>
    </style:style>
    <style:style style:name="T5" style:family="text">
      <style:text-properties fo:color="#5e11a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6">Installation and setting up of Database server(Postgresql</text:span>)</text:p>
      <text:p text:style-name="P4"/>
      <text:p text:style-name="P1">I used the version 9.2 of the postgresql in centos and the following are the steps that I followed:</text:p>
      <text:p text:style-name="P5"/>
      <text:list xml:id="list17609000841" text:style-name="L1">
        <text:list-item>
          <text:p text:style-name="P72">Download and install the postgresql repository</text:p>
          <text:p text:style-name="P70"/>
        </text:list-item>
      </text:list>
      <text:p text:style-name="P10">In this case type the following at the command line so to install the repository for postgresql 9.2;</text:p>
      <text:p text:style-name="P2">wget <text:a xlink:type="simple" xlink:href="http://yum.pgrpms.org/9.1/redhat/rhel-6-x86_64/pgdg-centos91-9.1-4.noarch.rpm">http://yum.pgrpms.org/9.2/redhat/rhel-6-x86_64/pgdg-centos91-9.2-4.noarch.rpm</text:a></text:p>
      <text:p text:style-name="P3"/>
      <text:p text:style-name="P3">Then type the following in the command line to install the package pgdg-centos91-9.2-4.noarch;</text:p>
      <text:p text:style-name="P3"/>
      <text:p text:style-name="P71"><text:s/>rpm -ivh pgdg-centos91-9.2-4.noarch.rpm</text:p>
      <text:p text:style-name="Standard"><text:line-break/>Edit the CentOS-Base.repo to exclude postgreql.<text:line-break/><text:line-break/>To do so, simply edit CentOS-Base.repo and add 'exclude=postgresql*' to the [base] and [updates] sections:</text:p>
      <text:p text:style-name="Text_20_body">You need as well to change the directory to <text:span text:style-name="T1">yum.repos.d</text:span></text:p>
      <text:list xml:id="list274970390" text:style-name="L2">
        <text:list-header>
          <text:p text:style-name="P37">[<text:a xlink:type="simple" xlink:href="mailto:root@server1">root@server1</text:a> ~]# cd /etc/yum.repos.d  </text:p>
        </text:list-header>
      </text:list>
      <text:p text:style-name="Text_20_body"/>
      <text:p text:style-name="Text_20_body"/>
      <text:list xml:id="list2048152369" text:style-name="L3">
        <text:list-header>
          <text:p text:style-name="P38">[<text:a xlink:type="simple" xlink:href="mailto:root@server1">root@server1</text:a> yum.repos.d]# vim CentOS-Base.repo  </text:p>
          <text:p text:style-name="P42"># remarked out baseurl= line instead.  </text:p>
          <text:p text:style-name="P42">#  </text:p>
          <text:p text:style-name="P42">#  </text:p>
          <text:p text:style-name="P42">  </text:p>
          <text:p text:style-name="P42">[base]  </text:p>
          <text:p text:style-name="P42">name=CentOS-$releasever - Base  </text:p>
          <text:p text:style-name="P42">mirrorlist=http://mirrorlist.centos.org/?release=$releasever&amp;arch=$basearch&amp;repo=os  </text:p>
          <text:p text:style-name="P42">#baseurl=http://mirror.centos.org/centos/$releasever/os/$basearch/  </text:p>
          <text:p text:style-name="P42">gpgcheck=1  </text:p>
          <text:p text:style-name="P42">gpgkey=file:///etc/pki/rpm-gpg/RPM-GPG-KEY-CentOS-6  </text:p>
          <text:p text:style-name="P59">exclude=postgresql*  </text:p>
          <text:p text:style-name="P42"> </text:p>
          <text:p text:style-name="P42">#released updates  </text:p>
          <text:p text:style-name="P42">[updates]  </text:p>
          <text:p text:style-name="P42">name=CentOS-$releasever - Updates  </text:p>
          <text:p text:style-name="P42">mirrorlist=http://mirrorlist.centos.org/?release=$releasever&amp;arch=$basearch&amp;repo=updates  </text:p>
          <text:p text:style-name="P42">#baseurl=http://mirror.centos.org/centos/$releasever/updates/$basearch/  </text:p>
          <text:p text:style-name="P42">gpgcheck=1  </text:p>
          <text:p text:style-name="P42">gpgkey=file:///etc/pki/rpm-gpg/RPM-GPG-KEY-CentOS-6  </text:p>
          <text:p text:style-name="P11">exclude=postgresql*  </text:p>
        </text:list-header>
      </text:list>
      <text:p text:style-name="Text_20_body">Now, let's use 'yum list' to check the packages that are now available.</text:p>
      <text:list xml:id="list332898345" text:style-name="L4">
        <text:list-header>
          <text:p text:style-name="P39">[<text:a xlink:type="simple" xlink:href="mailto:root@server1">root@server1</text:a> yum.repos.d]# yum list postgres* </text:p>
          <text:p text:style-name="P60"> </text:p>
          <text:p text:style-name="P60">'*' used so that it lists all the postgres files in the system<text:line-break/></text:p>
        </text:list-header>
      </text:list>
      <text:p text:style-name="P7"><text:soft-page-break/><text:span text:style-name="T8">2.</text:span> <text:span text:style-name="T8">Install PostgreSQL 9.2 Using Yum</text:span></text:p>
      <text:p text:style-name="P6"><text:line-break/><text:line-break/>Now install PostgreSQL 9.2 using yum:<text:line-break/><text:line-break/><text:span text:style-name="T2">yum install postgresql92 postgresql92-devel postgresql92-server postgresql92-libs postgresql92-contrib</text:span> </text:p>
      <text:p text:style-name="Text_20_body"/>
      <text:list xml:id="list1816439826" text:style-name="L5">
        <text:list-header>
          <text:p text:style-name="P40">[<text:a xlink:type="simple" xlink:href="mailto:root@server1">root@server1</text:a> yum.repos.d]# yum install postgresql92 postgresql92-devel postgresql92-</text:p>
          <text:p text:style-name="P12"/>
        </text:list-header>
      </text:list>
      <text:p text:style-name="Text_20_body"><text:line-break/><text:line-break/><text:line-break/></text:p>
      <text:p text:style-name="P65">3. Initialize and Start PostgreSQL 9.2</text:p>
      <text:p text:style-name="Text_20_body"><text:line-break/><text:line-break/>Initialize and Start PostgreSQL<text:line-break/><text:line-break/><text:tab/><text:span text:style-name="T7">[</text:span><text:a xlink:type="simple" xlink:href="mailto:root@server1"><text:span text:style-name="T7">root@server1</text:span></text:a><text:span text:style-name="T7"> yum.repos.d]# service postgresql-9.2 initdb  </text:span></text:p>
      <text:list xml:id="list189516699" text:style-name="L6">
        <text:list-header>
          <text:p text:style-name="P61">initializing database:                                     [  OK  ]  </text:p>
          <text:p text:style-name="P13"/>
          <text:p text:style-name="P13"/>
        </text:list-header>
      </text:list>
      <text:p text:style-name="Text_20_body"><text:line-break/><text:line-break/>Start the PostgreSQL server:</text:p>
      <text:p text:style-name="Text_20_body"/>
      <text:list xml:id="list628783805" text:style-name="L7">
        <text:list-header>
          <text:p text:style-name="P41">[<text:a xlink:type="simple" xlink:href="mailto:root@server1">root@server1</text:a> yum.repos.d]# service postgresql-9.2 start  </text:p>
          <text:p text:style-name="P62">starting postgresql-9.2 service:                           [  OK  ]  </text:p>
          <text:p text:style-name="P14">[<text:a xlink:type="simple" xlink:href="mailto:root@server1">root@server1</text:a> yum.repos.d]#  </text:p>
        </text:list-header>
      </text:list>
      <text:p text:style-name="Text_20_body"><text:line-break/><text:line-break/>If you encounter startup errors, check under /var/lib/pgsql/9.2/data/pg_log for clues. <text:line-break/></text:p>
      <text:p text:style-name="P8"/>
      <text:p text:style-name="P65">4. Set postgres Password</text:p>
      <text:p text:style-name="Text_20_body"><text:line-break/><text:line-break/>The superuser postgres has no password set by default.<text:line-break/><text:line-break/></text:p>
      <text:p text:style-name="Text_20_body"/>
      <text:p text:style-name="Text_20_body"/>
      <text:p text:style-name="Text_20_body"><text:soft-page-break/>To set the password, switch to postgres user:</text:p>
      <text:list xml:id="list480426659" text:style-name="L8">
        <text:list-header>
          <text:p text:style-name="P17"><text:span text:style-name="T7">[</text:span><text:a xlink:type="simple" xlink:href="mailto:root@server1"><text:span text:style-name="T7">root@server1</text:span></text:a><text:span text:style-name="T7"> yum.repos.d]# su - postgres  </text:span></text:p>
        </text:list-header>
      </text:list>
      <text:p text:style-name="Text_20_body"><text:line-break/>Connect as postgres to the postgres database and set the password for user postgres using alter user as below:</text:p>
      <text:list xml:id="list1109652978" text:style-name="L9">
        <text:list-header>
          <text:p text:style-name="P68"><text:span text:style-name="T3">-bash-4.1$ psql postgres postgres  </text:span></text:p>
          <text:p text:style-name="P43">psql (9.1.1)  </text:p>
          <text:p text:style-name="P43">Type "help" for help.  </text:p>
          <text:p text:style-name="P43">  </text:p>
          <text:p text:style-name="P43">postgres=# alter user postgres with password 'postgres';  </text:p>
          <text:p text:style-name="P43">ALTER ROLE  </text:p>
          <text:p text:style-name="P19">postgres=#  </text:p>
        </text:list-header>
      </text:list>
      <text:p text:style-name="Text_20_body"><text:line-break/></text:p>
      <text:p text:style-name="P65">5. Configure PostgreSQL 9 pg_hba.conf File</text:p>
      <text:p text:style-name="Text_20_body"><text:line-break/><text:line-break/><text:line-break/>Locate your pg_hba.conf file under /var/lib/pgsql/9.2/data<text:line-break/><text:line-break/>On installation, your pg_hba.conf file will look like this:</text:p>
      <text:list xml:id="list1920318540" text:style-name="L10">
        <text:list-header>
          <text:p text:style-name="P63"><text:span text:style-name="T7">[</text:span><text:a xlink:type="simple" xlink:href="mailto:root@server1"><text:span text:style-name="T7">root@server1</text:span></text:a><text:span text:style-name="T7">yum.repos.d]# vim /var/lib/pgsql/9.2/data/pg_hba.conf</text:span></text:p>
          <text:p text:style-name="P44"># Put your actual configuration here  </text:p>
          <text:p text:style-name="P44"># ----------------------------------  </text:p>
          <text:p text:style-name="P44">#  </text:p>
          <text:p text:style-name="P44"># If you want to allow non-local connections, you need to add more  </text:p>
          <text:p text:style-name="P44"># "host" records.  In that case you will also need to make PostgreSQL  </text:p>
          <text:p text:style-name="P44"># listen on a non-local interface via the listen_addresses  </text:p>
          <text:p text:style-name="P44"># configuration parameter, or via the -i or -h command line switches.  </text:p>
          <text:p text:style-name="P44"> </text:p>
          <text:p text:style-name="P44"> </text:p>
          <text:p text:style-name="P44"># TYPE  DATABASE        USER            ADDRESS                 METHOD  </text:p>
          <text:p text:style-name="P44"> </text:p>
          <text:p text:style-name="P44"># "local" is for Unix domain socket connections only  </text:p>
          <text:p text:style-name="P44">local    <text:s text:c="6"/>all              <text:s text:c="12"/>all                                      <text:s text:c="21"/>peer  </text:p>
          <text:p text:style-name="P44"># IPv4 local connections:  </text:p>
          <text:p text:style-name="P44">host    <text:s text:c="5"/>  all              <text:s text:c="12"/>all             127.0.0.1/32            <text:s text:c="12"/> ident  </text:p>
          <text:p text:style-name="P44"># IPv6 local connections:  </text:p>
          <text:p text:style-name="P44">host    <text:s text:c="6"/> all              <text:s text:c="12"/>all             ::1/128                 <text:s text:c="15"/> ident  </text:p>
          <text:p text:style-name="P44"># Allow replication connections from localhost, by a user with the  </text:p>
          <text:p text:style-name="P44"># replication privilege.  </text:p>
          <text:p text:style-name="P44">#local   replication     postgres                                peer  </text:p>
          <text:p text:style-name="P44">#host    replication     postgres        127.0.0.1/32            ident  </text:p>
          <text:p text:style-name="P20">#host    replication     postgres        ::1/128                 ident  </text:p>
        </text:list-header>
      </text:list>
      <text:p text:style-name="Text_20_body"><text:line-break/><text:line-break/><text:soft-page-break/>Change the METHOD to md5 as shown below:</text:p>
      <text:p text:style-name="Text_20_body"/>
      <text:list xml:id="list1760312269" text:style-name="L11">
        <text:list-header>
          <text:p text:style-name="P45"># TYPE  DATABASE        USER            ADDRESS                 METHOD  </text:p>
          <text:p text:style-name="P45"> </text:p>
          <text:p text:style-name="P45"># "local" is for Unix domain socket connections only  </text:p>
          <text:p text:style-name="P45">local   <text:s text:c="6"/> all              <text:s text:c="9"/>all                                      <text:s text:c="23"/>md5  </text:p>
        </text:list-header>
        <text:list-item>
          <text:p text:style-name="P45"># IPv4 local connections:  </text:p>
          <text:p text:style-name="P45">host     <text:s text:c="6"/>all              <text:s text:c="9"/>all             127.0.0.1/32             <text:s text:c="14"/>md5  </text:p>
          <text:p text:style-name="P45"># IPv6 local connections:  </text:p>
          <text:p text:style-name="P21">host     <text:s text:c="6"/>all             <text:s text:c="9"/> all             ::1/128                  <text:s text:c="18"/>md5  </text:p>
        </text:list-item>
      </text:list>
      <text:p text:style-name="Text_20_body"><text:line-break/><text:line-break/>In order for the change to take effect, reload the pg_hba.conf file.<text:line-break/>This can be done in any of these three ways:<text:line-break/><text:line-break/><text:span text:style-name="T1">Method 1: From the shell using pg_ctl reload:</text:span></text:p>
      <text:list xml:id="list314573767" text:style-name="L12">
        <text:list-header>
          <text:p text:style-name="P64"><text:span text:style-name="T7">[</text:span><text:a xlink:type="simple" xlink:href="mailto:root@server1"><text:span text:style-name="T7">root@server1</text:span></text:a><text:span text:style-name="T7"> yum.repos.d]# su - postgres </text:span> </text:p>
          <text:p text:style-name="P46">-bash-4.1$ pg_ctl reload  </text:p>
          <text:p text:style-name="P46">server signaled  </text:p>
          <text:p text:style-name="P22">-bash-4.1$  </text:p>
        </text:list-header>
      </text:list>
      <text:p text:style-name="P6"><text:span text:style-name="T1">Method 2: From psql using pg_reload_conf();</text:span> </text:p>
      <text:list xml:id="list1710598209" text:style-name="L13">
        <text:list-header>
          <text:p text:style-name="P47">-bash-4.1$ psql postgres postgres  </text:p>
          <text:p text:style-name="P47">psql (9.1.1)  </text:p>
          <text:p text:style-name="P47">Type "help" for help.  </text:p>
          <text:p text:style-name="P47">  </text:p>
          <text:p text:style-name="P47">postgres=# select pg_reload_conf();  </text:p>
          <text:p text:style-name="P47"> pg_reload_conf  </text:p>
          <text:p text:style-name="P47">----------------  </text:p>
          <text:p text:style-name="P47"> t  </text:p>
          <text:p text:style-name="P47">(1 row)  </text:p>
          <text:p text:style-name="P47">  </text:p>
          <text:p text:style-name="P23">postgres=#  </text:p>
        </text:list-header>
      </text:list>
      <text:p text:style-name="P9">Method 3: From the shell using -c switch to run select pg_reload_conf(); </text:p>
      <text:list xml:id="list664578204" text:style-name="L14">
        <text:list-header>
          <text:p text:style-name="P48">-bash-4.1$ psql postgres postgres -c "<text:span text:style-name="T5">select pg_reload_conf()</text:span><text:span text:style-name="T4">;</text:span>"  </text:p>
          <text:p text:style-name="P48">Password for user postgres:  </text:p>
          <text:p text:style-name="P48"> pg_reload_conf  </text:p>
          <text:p text:style-name="P48">----------------  </text:p>
          <text:p text:style-name="P48"> t  </text:p>
          <text:p text:style-name="P48">(1 row)  </text:p>
          <text:p text:style-name="P48">  </text:p>
          <text:p text:style-name="P24">-bash-4.1$  </text:p>
        </text:list-header>
      </text:list>
      <text:p text:style-name="Text_20_body"><text:line-break/></text:p>
      <text:p text:style-name="P65"/>
      <text:p text:style-name="P65"/>
      <text:p text:style-name="P65"><text:soft-page-break/>6. Configure Remote Access for PostgreSQL 9</text:p>
      <text:p text:style-name="Text_20_body"><text:line-break/><text:line-break/><text:line-break/>Locate the postgresql.conf file under /var/lib/pgsql/9.2/data.<text:line-break/><text:line-break/>Look for CONNECTIONS AND AUTHENTICATION. It will look as below:</text:p>
      <text:p text:style-name="Text_20_body"><text:span text:style-name="T7"><text:tab/>[</text:span><text:a xlink:type="simple" xlink:href="mailto:root@server1"><text:span text:style-name="T7">root@server1</text:span></text:a><text:span text:style-name="T7"> yum repos.d]# vim /var/lib/pgsql/9.2/data/postgresql.conf</text:span></text:p>
      <text:p text:style-name="P18"><text:s/><text:tab/>#------------------------------------------------------------------------------  </text:p>
      <text:list xml:id="list994477744" text:style-name="L15">
        <text:list-header>
          <text:p text:style-name="P49"># CONNECTIONS AND AUTHENTICATION  </text:p>
          <text:p text:style-name="P49">#------------------------------------------------------------------------------  </text:p>
          <text:p text:style-name="P49"> </text:p>
          <text:p text:style-name="P49"># - Connection Settings -  </text:p>
          <text:p text:style-name="P49"> </text:p>
          <text:p text:style-name="P49">#listen_addresses = 'localhost'     # what IP address(es) to listen on;  </text:p>
          <text:p text:style-name="P49">                    # comma-separated list of addresses;  </text:p>
          <text:p text:style-name="P49">                    # defaults to 'localhost', '*' = all  </text:p>
          <text:p text:style-name="P49">                    # (change requires restart)  </text:p>
          <text:p text:style-name="P25">#port = 5432                # (change requires restart)  </text:p>
        </text:list-header>
      </text:list>
      <text:p text:style-name="Text_20_body"><text:line-break/><text:line-break/>By default, access is limited to local machine i.e. localhost.<text:line-break/><text:line-break/>To enable remote connections, uncomment listen_addresses and change to '*' as shown below.</text:p>
      <text:p text:style-name="Text_20_body"/>
      <text:list xml:id="list1792258779" text:style-name="L16">
        <text:list-header>
          <text:p text:style-name="P50">#------------------------------------------------------------------------------  </text:p>
          <text:p text:style-name="P50"># CONNECTIONS AND AUTHENTICATION  </text:p>
          <text:p text:style-name="P50">#------------------------------------------------------------------------------  </text:p>
          <text:p text:style-name="P50"> </text:p>
          <text:p text:style-name="P50"># - Connection Settings -  </text:p>
          <text:p text:style-name="P50">  </text:p>
          <text:p text:style-name="P50">listen_addresses = '*'      # what IP address(es) to listen on;  </text:p>
          <text:p text:style-name="P50">                    # comma-separated list of addresses;  </text:p>
          <text:p text:style-name="P50">                    # defaults to 'localhost', '*' = all  </text:p>
          <text:p text:style-name="P50">                    # (change requires restart)  </text:p>
          <text:p text:style-name="P26">#port = 5432                # (change requires restart)  </text:p>
        </text:list-header>
      </text:list>
      <text:p text:style-name="P6"><text:line-break/><text:line-break/>You can also set the listen_address limit to a specific IP (or IPs using a comma separated list).<text:line-break/><text:line-break/>Note: For security, it is also a good idea to change the default port. To do this, uncomment port and set to a new port value. <text:line-break/><text:line-break/>If you change the port, you will need to restart the service.<text:line-break/><text:line-break/>Restart the postgresql service: </text:p>
      <text:p text:style-name="Text_20_body"><text:soft-page-break/></text:p>
      <text:list xml:id="list765328512" text:style-name="L17">
        <text:list-header>
          <text:p text:style-name="P66"><text:span text:style-name="T7">[</text:span><text:a xlink:type="simple" xlink:href="mailto:root@server1"><text:span text:style-name="T7">root@server1</text:span></text:a><text:span text:style-name="T7"> yum.repos.d]#service postgresql-9.2 restart  </text:span></text:p>
        </text:list-header>
      </text:list>
      <text:h text:style-name="Heading_20_10" text:outline-level="10"><text:s text:c="10"/><text:span text:style-name="T11"><text:s text:c="2"/>Stopping postgresql-9.2 service: </text:span>                          [  OK  ]  </text:h>
      <text:list xml:id="list274152344" text:continue-numbering="true" text:style-name="L17">
        <text:list-header>
          <text:p text:style-name="P66">Starting postgresql-9.2 service:                           [  OK  ]  </text:p>
          <text:p text:style-name="P15">[<text:a xlink:type="simple" xlink:href="mailto:root@serve1">root@serve1</text:a> yum.repos.d]# </text:p>
          <text:p text:style-name="P35">If you encounter startup errors, check under /var/lib/pgsql/9.2/data/pg_log for clues.<text:line-break/><text:line-break/>Verify the changes to listen_address and port (if changed):</text:p>
        </text:list-header>
      </text:list>
      <text:p text:style-name="Text_20_body"/>
      <text:list xml:id="list1513716482" text:style-name="L18">
        <text:list-header>
          <text:p text:style-name="P51">-bash-4.1$ psql  </text:p>
          <text:p text:style-name="P51">Password:  </text:p>
          <text:p text:style-name="P51">psql (9.2.)  </text:p>
          <text:p text:style-name="P51">Type "help" for help.  </text:p>
          <text:p text:style-name="P51">  </text:p>
          <text:p text:style-name="P51">postgres=# show listen_addresses;  </text:p>
          <text:p text:style-name="P51"> listen_addresses  </text:p>
          <text:p text:style-name="P51">------------------  </text:p>
          <text:p text:style-name="P51"> *  </text:p>
          <text:p text:style-name="P51">(1 row)  </text:p>
          <text:p text:style-name="P51">  </text:p>
          <text:p text:style-name="P51">  </text:p>
          <text:p text:style-name="P51">postgres=# show port;  </text:p>
          <text:p text:style-name="P51"> port  </text:p>
          <text:p text:style-name="P51">------  </text:p>
          <text:p text:style-name="P51"> 5432  </text:p>
          <text:p text:style-name="P51">(1 row)  </text:p>
          <text:p text:style-name="P51">  </text:p>
          <text:p text:style-name="P27">postgres=#  </text:p>
        </text:list-header>
      </text:list>
      <text:p text:style-name="Text_20_body"/>
      <text:p text:style-name="P65">7. Create User and Database for PostgreSQL 9</text:p>
      <text:p text:style-name="Text_20_body"><text:line-break/><text:line-break/>To check Check functionality, connect to postgres db as user postgres.</text:p>
      <text:p text:style-name="Text_20_body"/>
      <text:list xml:id="list590103855" text:style-name="L19">
        <text:list-header>
          <text:p text:style-name="P67"><text:span text:style-name="T7">[</text:span><text:a xlink:type="simple" xlink:href="mailto:root@server1"><text:span text:style-name="T7">root@server1</text:span></text:a><text:span text:style-name="T7"> yum.repos.d]# psql postgres postgres </text:span> </text:p>
          <text:p text:style-name="P52">Password for user postgres:  </text:p>
          <text:p text:style-name="P52">psql (9.1.1)  </text:p>
          <text:p text:style-name="P52">Type "help" for help.  </text:p>
          <text:p text:style-name="P52">  </text:p>
          <text:p text:style-name="P28">postgres=#  </text:p>
        </text:list-header>
      </text:list>
      <text:p text:style-name="Text_20_body"><text:line-break/><text:line-break/></text:p>
      <text:p text:style-name="Text_20_body"><text:soft-page-break/>Create a user:</text:p>
      <text:p text:style-name="Text_20_body"/>
      <text:list xml:id="list449015504" text:style-name="L20">
        <text:list-header>
          <text:p text:style-name="P53">postgres=# create user Faith with password 'faith';  </text:p>
          <text:p text:style-name="P29">CREATE ROLE  </text:p>
        </text:list-header>
      </text:list>
      <text:p text:style-name="Text_20_body"><text:line-break/><text:line-break/>Create a database and give ownership to the new user:</text:p>
      <text:p text:style-name="Text_20_body"/>
      <text:list xml:id="list437108440" text:style-name="L21">
        <text:list-header>
          <text:p text:style-name="P54">postgres=# create database myfirstdb owner=Faith;  </text:p>
          <text:p text:style-name="P30">CREATE DATABASE  </text:p>
        </text:list-header>
      </text:list>
      <text:p text:style-name="Text_20_body"><text:line-break/>Connect to the database as user:</text:p>
      <text:list xml:id="list460861672" text:style-name="L22">
        <text:list-header>
          <text:p text:style-name="P69"><text:span text:style-name="T3">postgres=# \c mytestdb myuser  </text:span></text:p>
          <text:p text:style-name="P55">Password for user myuser:  </text:p>
          <text:p text:style-name="P31">You are now connected to database "myfirstdb" as user "Faith".  </text:p>
        </text:list-header>
      </text:list>
      <text:p text:style-name="Text_20_body"><text:line-break/>Create a table and insert row(s):</text:p>
      <text:p text:style-name="Text_20_body"><text:tab/>m<text:span text:style-name="T3">ytestdb=&gt; create table testtable (col1 varchar);  </text:span></text:p>
      <text:list xml:id="list998539158" text:style-name="L23">
        <text:list-header>
          <text:p text:style-name="P56">CREATE TABLE  </text:p>
          <text:p text:style-name="P56">mytestdb=&gt; insert into testtable values('hello');  </text:p>
          <text:p text:style-name="P32">INSERT 0 1  </text:p>
        </text:list-header>
      </text:list>
      <text:p text:style-name="Text_20_body"><text:line-break/>Select on the table you created:</text:p>
      <text:list xml:id="list1245530776" text:style-name="L24">
        <text:list-header>
          <text:p text:style-name="P57">mytestdb=&gt; select * from testtable;  </text:p>
          <text:p text:style-name="P57"> col1  </text:p>
          <text:p text:style-name="P57">-------  </text:p>
          <text:p text:style-name="P57"> hello  </text:p>
          <text:p text:style-name="P57">(1 row)  </text:p>
          <text:p text:style-name="P57">  </text:p>
          <text:p text:style-name="P33">mytestdb=&gt;  </text:p>
        </text:list-header>
      </text:list>
      <text:p text:style-name="Text_20_body">Describe table:</text:p>
      <text:list xml:id="list1484148836" text:style-name="L25">
        <text:list-header>
          <text:p text:style-name="P58">mytestdb=&gt; \dt  </text:p>
          <text:p text:style-name="P58"/>
          <text:p text:style-name="P58">          List of relations  </text:p>
          <text:p text:style-name="P58"> Schema |   Name    | Type  | Owner  </text:p>
          <text:p text:style-name="P58">--------+-----------+-------+--------  </text:p>
          <text:p text:style-name="P58"> public | testtable | table | myuser  </text:p>
        </text:list-header>
        <text:list-item>
          <text:p text:style-name="P34">(1 row)  </text:p>
        </text:list-item>
      </text:list>
      <text:p text:style-name="Text_20_body"><text:line-break/><text:line-break/>Note: By default the schema used is Public. You should create a specific schema for your users. <text:line-break/></text:p>
      <text:p text:style-name="P8"><text:soft-page-break/></text:p>
      <text:list xml:id="list668986674" text:style-name="L27">
        <text:list-item>
          <text:p text:style-name="P16">Yum Install pgAdmin III:</text:p>
          <text:p text:style-name="P16"/>
        </text:list-item>
      </text:list>
      <text:p text:style-name="Text_20_body">This is a PostgreSQL data base management program.</text:p>
      <text:p text:style-name="Text_20_body"><text:tab/><text:span text:style-name="T7">[</text:span><text:a xlink:type="simple" xlink:href="mailto:root@server1"><text:span text:style-name="T7">root@server1</text:span></text:a><text:span text:style-name="T7"> yum.repos.d]# yum install pgadmin</text:span></text:p>
      <text:p text:style-name="P36">It is from this that now you type all your SQL statements and execute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. Acquino</meta:initial-creator>
    <meta:creation-date>2013-09-09T11:45:57</meta:creation-date>
    <dc:date>2013-09-17T10:15:49</dc:date>
    <dc:creator>F. Acquino</dc:creator>
    <meta:editing-duration>PT2H15M17S</meta:editing-duration>
    <meta:editing-cycles>6</meta:editing-cycles>
    <meta:generator>LibreOffice/3.4$Unix LibreOffice_project/340m1$Build-502</meta:generator>
    <meta:document-statistic meta:table-count="0" meta:image-count="0" meta:object-count="0" meta:page-count="8" meta:paragraph-count="216" meta:word-count="1058" meta:character-count="9210" meta:non-whitespace-character-count="6992"/>
  </office:meta>
</office:document-meta>
</file>